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Формат</text:p>
      <text:p text:style-name="P1"><text:tab/>страница</text:p>
      <text:p text:style-name="P1"><text:tab/><text:tab/>формат - А5</text:p>
      <text:p text:style-name="P1"><text:tab/><text:tab/>слева\справа — 1,5</text:p>
      <text:p text:style-name="P1"><text:tab/><text:tab/>верх\низ — 1</text:p>
      <text:p text:style-name="P1"><text:tab/><text:tab/>разметка страницы - зеркально</text:p>
      <text:p text:style-name="P1"/>
      <text:p text:style-name="P1">вид</text:p>
      <text:p text:style-name="P1"><text:tab/>границы текста — <text:span text:style-name="T1">off</text:span></text:p>
      <text:p text:style-name="P1"><text:span text:style-name="T1"/></text:p>
      <text:p text:style-name="P1">текст</text:p>
      <text:p text:style-name="P1"><text:tab/><text:span text:style-name="T1">Verdana</text:span></text:p>
      <text:p text:style-name="P1"><text:span text:style-name="T1"/></text:p>
      <text:p text:style-name="P1">стр. 1</text:p>
      <text:p text:style-name="P1"><text:tab/>пустая</text:p>
      <text:p text:style-name="P1"/>
      <text:p text:style-name="P1">стр. 2</text:p>
      <text:p text:style-name="P1"><text:tab/>титульная страница </text:p>
      <text:p text:style-name="P1"><text:tab/><text:tab/>имя — 14</text:p>
      <text:p text:style-name="P1"><text:tab/><text:tab/>название — 22/<text:span text:style-name="T1">Poiter One</text:span></text:p>
      <text:p text:style-name="P1"><text:span text:style-name="T1"><text:tab/><text:tab/></text:span>нижний колонтитул — <text:span text:style-name="T1">on </text:span>\ 12</text:p>
      <text:p text:style-name="P1"><text:tab/><text:tab/></text:p>
      <text:p text:style-name="P1">стр. 3</text:p>
      <text:p text:style-name="P1"><text:tab/>пустая</text:p>
      <text:p text:style-name="P1"><text:tab/></text:p>
      <text:p text:style-name="P1">правая страница</text:p>
      <text:p text:style-name="P1"><text:tab/>верхний колонтитул справа — <text:span text:style-name="T1">on / 11 </text:span></text:p>
      <text:p text:style-name="P1"><text:span text:style-name="T1"><text:tab/><text:tab/>о</text:span>брамление — низ</text:p>
      <text:p text:style-name="P1"><text:tab/><text:tab/>выравнивание — справа</text:p>
      <text:p text:style-name="P1"><text:tab/><text:tab/>стили</text:p>
      <text:p text:style-name="P1"><text:tab/><text:tab/><text:tab/>верхний колонтитул справа</text:p>
      <text:p text:style-name="P1"><text:tab/><text:tab/>вставка</text:p>
      <text:p text:style-name="P1"><text:tab/><text:tab/><text:tab/>поле — дополнительно</text:p>
      <text:p text:style-name="P1"><text:tab/><text:tab/><text:tab/><text:tab/>документ — глава + название и номер главы</text:p>
      <text:p text:style-name="P1"><text:tab/>нижний колонтитул справа — <text:span text:style-name="T1">on / </text:span>11</text:p>
      <text:p text:style-name="P1"><text:tab/><text:tab/>выравнивание — по центру</text:p>
      <text:p text:style-name="P1"/>
      <text:p text:style-name="P1">левая страница</text:p>
      <text:p text:style-name="P1"><text:tab/>верхний колонтитул слева — <text:span text:style-name="T1">on / 11</text:span></text:p>
      <text:p text:style-name="P1"><text:span text:style-name="T1"><text:tab/><text:tab/>о</text:span>брамление — низ</text:p>
      <text:p text:style-name="P1"><text:tab/><text:tab/>выравнивание — слева</text:p>
      <text:p text:style-name="P1"><text:tab/><text:tab/>стили</text:p>
      <text:p text:style-name="P1"><text:tab/><text:tab/><text:tab/>верхний колонтитул слева</text:p>
      <text:p text:style-name="P1"><text:tab/><text:tab/>вставка</text:p>
      <text:p text:style-name="P1"><text:tab/><text:tab/><text:tab/>поле — дополнительно</text:p>
      <text:p text:style-name="P1"><text:tab/><text:tab/><text:tab/><text:tab/>документ — глава + название и номер главы</text:p>
      <text:p text:style-name="P1"><text:tab/>нижний колонтитул слева — <text:span text:style-name="T1">on / </text:span>11</text:p>
      <text:p text:style-name="P1"><text:tab/><text:tab/>выравнивание — по центру</text:p>
      <text:p text:style-name="P1"/>
      <text:p text:style-name="P1"/>
      <text:p text:style-name="P1"/>
      <text:p text:style-name="P1"/>
      <text:p text:style-name="P1"><text:soft-page-break/>стили</text:p>
      <text:p text:style-name="P1">заголовоки</text:p>
      <text:p text:style-name="P1"><text:tab/>полужирный \ по центру</text:p>
      <text:p text:style-name="P1"><text:tab/>фон — нет</text:p>
      <text:p text:style-name="P1"><text:tab/>обрамление нет</text:p>
      <text:p text:style-name="P1"/>
      <text:p text:style-name="P1"><text:tab/>заголовок 1</text:p>
      <text:p text:style-name="P1"><text:tab/><text:tab/>18</text:p>
      <text:p text:style-name="P1"><text:tab/><text:tab/>интервал</text:p>
      <text:p text:style-name="P1"><text:tab/><text:tab/><text:tab/>перед — 1 см.</text:p>
      <text:p text:style-name="P1"><text:tab/><text:tab/><text:tab/>после — 2 см.</text:p>
      <text:p text:style-name="P1"><text:tab/>подзаголовок * * *</text:p>
      <text:p text:style-name="P1"><text:tab/><text:tab/><text:span text:style-name="T1">11 \ п</text:span>о центру</text:p>
      <text:p text:style-name="P1"><text:tab/><text:tab/>интервал перед \ после — 0,7 см.</text:p>
      <text:p text:style-name="P1"/>
      <text:p text:style-name="P1">основной текст</text:p>
      <text:p text:style-name="P1"><text:tab/>11\ обычный \ по ширине</text:p>
      <text:p text:style-name="P1"><text:tab/>первая строка — 0,5 см.</text:p>
      <text:p text:style-name="P1"><text:tab/>интервал после абзаца — 0,2 см.</text:p>
      <text:p text:style-name="P1"><text:tab/></text:p>
      <text:p text:style-name="P1">эпиграф</text:p>
      <text:p text:style-name="P1"><text:tab/>9 \ курсив \ по правому</text:p>
      <text:p text:style-name="P1"><text:tab/>отступ слева — 4см. </text:p>
      <text:p text:style-name="P1">эпиграф — автор</text:p>
      <text:p text:style-name="P1"><text:tab/>9<text:span text:style-name="T1"> \ п</text:span>олужирный \ по правому</text:p>
      <text:p text:style-name="P1"><text:tab/>интервал после абзаца — 2 см.</text:p>
      <text:p text:style-name="P1"/>
      <text:p text:style-name="P1">цитата</text:p>
      <text:p text:style-name="P1"><text:tab/>10 \ курсив \ по ширине</text:p>
      <text:p text:style-name="P1"><text:tab/>интервал перед — 0 см. <text:span text:style-name="T1">(enter+enter)</text:span></text:p>
      <text:p text:style-name="P1"><text:span text:style-name="T1"><text:tab/>после абзаца — 0,2 см.</text:span></text:p>
      <text:p text:style-name="P1"><text:tab/>справа \ слева — 1 см.</text:p>
      <text:p text:style-name="P1"><text:tab/>первая строка — 0,5 см.</text:p>
      <text:p text:style-name="P1">цитата + автор</text:p>
      <text:p text:style-name="P1"><text:tab/>10 \ курсив \ по ширине</text:p>
      <text:p text:style-name="P1"><text:tab/>интервал перед — 0 см. <text:span text:style-name="T1">(enter)</text:span></text:p>
      <text:p text:style-name="P1"><text:span text:style-name="T1"><text:tab/>после абзаца — 0,2 см.</text:span></text:p>
      <text:p text:style-name="P1"><text:tab/>справа \ слева — 1 см.</text:p>
      <text:p text:style-name="P1"><text:tab/>первая строка — 0,5 см.</text:p>
      <text:p text:style-name="P1">цитата — автор</text:p>
      <text:p text:style-name="P1"><text:tab/><text:span text:style-name="T1">9 \ п</text:span>олужирный курсив \ по ширине</text:p>
      <text:p text:style-name="P1"><text:tab/>справа \ слева — 1 см.</text:p>
      <text:p text:style-name="P1"><text:tab/>имя <text:span text:style-name="T1">enter </text:span>произведение <text:span text:style-name="T1">enter</text:span></text:p>
      <text:p text:style-name="P1"/>
      <text:p text:style-name="P1"><text:tab/></text:p>
      <text:p text:style-name="P1"><text:tab/></text:p>
      <text:p text:style-name="P1"/>
      <text:p text:style-name="P1"><text:tab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57M47S</meta:editing-duration>
    <meta:editing-cycles>4</meta:editing-cycles>
    <meta:generator>OpenOffice/4.1.4$Win32 OpenOffice.org_project/414m5$Build-9788</meta:generator>
    <dc:date>2018-01-14T19:31:47.91</dc:date>
    <dc:creator>Яна Каминская</dc:creator>
    <meta:document-statistic meta:table-count="0" meta:image-count="0" meta:object-count="0" meta:page-count="2" meta:paragraph-count="86" meta:word-count="291" meta:character-count="1565"/>
    <meta:user-defined meta:name="Info 1"/>
    <meta:user-defined meta:name="Info 2"/>
    <meta:user-defined meta:name="Info 3"/>
    <meta:user-defined meta:name="Info 4"/>
  </office:meta>
</office:document-meta>
</file>